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b41" officeooo:paragraph-rsid="00245d88"/>
    </style:style>
    <style:style style:name="P2" style:family="paragraph" style:parent-style-name="Standard">
      <style:text-properties officeooo:rsid="001d7163" officeooo:paragraph-rsid="001d7163"/>
    </style:style>
    <style:style style:name="P3" style:family="paragraph" style:parent-style-name="Standard">
      <style:text-properties fo:font-size="20pt" officeooo:rsid="001c6b41" officeooo:paragraph-rsid="00245d88" style:font-size-asian="20pt" style:font-size-complex="20pt"/>
    </style:style>
    <style:style style:name="P4" style:family="paragraph" style:parent-style-name="Standard">
      <style:text-properties officeooo:rsid="001d7163" officeooo:paragraph-rsid="001d7163"/>
    </style:style>
    <style:style style:name="P5" style:family="paragraph" style:parent-style-name="Standard">
      <style:text-properties officeooo:rsid="001d7163" officeooo:paragraph-rsid="00345f08"/>
    </style:style>
    <style:style style:name="P6" style:family="paragraph" style:parent-style-name="Standard">
      <style:text-properties officeooo:paragraph-rsid="001d7163"/>
    </style:style>
    <style:style style:name="P7" style:family="paragraph" style:parent-style-name="Standard">
      <style:text-properties fo:font-weight="normal" officeooo:paragraph-rsid="001d7163" style:font-weight-asian="normal" style:font-weight-complex="normal"/>
    </style:style>
    <style:style style:name="P8" style:family="paragraph" style:parent-style-name="Standard">
      <style:text-properties fo:font-weight="normal" officeooo:paragraph-rsid="0033c701" style:font-weight-asian="normal" style:font-weight-complex="normal"/>
    </style:style>
    <style:style style:name="P9" style:family="paragraph" style:parent-style-name="Standard">
      <style:text-properties fo:font-weight="normal" officeooo:rsid="00353f76" officeooo:paragraph-rsid="00353f76" style:font-weight-asian="normal" style:font-weight-complex="normal"/>
    </style:style>
    <style:style style:name="P10" style:family="paragraph" style:parent-style-name="Standard">
      <style:text-properties fo:font-weight="normal" officeooo:rsid="0040fddc" officeooo:paragraph-rsid="0040fddc" style:font-weight-asian="normal" style:font-weight-complex="normal"/>
    </style:style>
    <style:style style:name="T1" style:family="text">
      <style:text-properties officeooo:rsid="001ea155"/>
    </style:style>
    <style:style style:name="T2" style:family="text">
      <style:text-properties officeooo:rsid="002026bb"/>
    </style:style>
    <style:style style:name="T3" style:family="text">
      <style:text-properties officeooo:rsid="002ae9a6"/>
    </style:style>
    <style:style style:name="T4" style:family="text">
      <style:text-properties officeooo:rsid="002d8949"/>
    </style:style>
    <style:style style:name="T5" style:family="text">
      <style:text-properties officeooo:rsid="002dc6c8"/>
    </style:style>
    <style:style style:name="T6" style:family="text">
      <style:text-properties fo:font-weight="bold"/>
    </style:style>
    <style:style style:name="T7" style:family="text">
      <style:text-properties fo:font-weight="bold" officeooo:rsid="002f9780"/>
    </style:style>
    <style:style style:name="T8" style:family="text">
      <style:text-properties fo:font-weight="bold" officeooo:rsid="00345f08"/>
    </style:style>
    <style:style style:name="T9" style:family="text">
      <style:text-properties fo:font-weight="bold" officeooo:rsid="003ef2e5"/>
    </style:style>
    <style:style style:name="T10" style:family="text">
      <style:text-properties fo:font-weight="bold" officeooo:rsid="003f3e36"/>
    </style:style>
    <style:style style:name="T11" style:family="text">
      <style:text-properties officeooo:rsid="001d7163"/>
    </style:style>
    <style:style style:name="T12" style:family="text">
      <style:text-properties officeooo:rsid="002f9780"/>
    </style:style>
    <style:style style:name="T13" style:family="text">
      <style:text-properties officeooo:rsid="0033c701"/>
    </style:style>
    <style:style style:name="T14" style:family="text">
      <style:text-properties officeooo:rsid="00345f08"/>
    </style:style>
    <style:style style:name="T15" style:family="text">
      <style:text-properties officeooo:rsid="0039e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 Week Plan</text:p>
      <text:p text:style-name="P1"><text:line-break/><text:span text:style-name="T2">Make Demo Project with any topic</text:span></text:p>
      <text:p text:style-name="P2"/>
      <text:p text:style-name="P2">1) <text:span text:style-name="T1">HTML5 Knowledge -</text:span></text:p>
      <text:p text:style-name="P5">- <text:span text:style-name="T14">welcome page using </text:span><text:span text:style-name="T8">Local Storage – </text:span><text:span text:style-name="T9">structure </text:span><text:span text:style-name="T10">completed</text:span></text:p>
      <text:p text:style-name="P2">- <text:span text:style-name="T3">will use sementic html throught site - </text:span></text:p>
      <text:p text:style-name="P6"><text:span text:style-name="T11">- create form with new form elements</text:span></text:p>
      <text:p text:style-name="P7">- <text:span text:style-name="T12">HTML Events</text:span></text:p>
      <text:p text:style-name="P8">- <text:span text:style-name="T13">SVG, Canvas</text:span></text:p>
      <text:p text:style-name="P9">- Geolocation</text:p>
      <text:p text:style-name="P9">- <text:span text:style-name="T15">web workers</text:span></text:p>
      <text:p text:style-name="P9">- </text:p>
      <text:p text:style-name="P9"/>
      <text:p text:style-name="P9"/>
      <text:p text:style-name="P10">Use SCS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15:07.622100545</meta:creation-date>
    <dc:date>2019-04-05T14:48:57.105307821</dc:date>
    <meta:editing-duration>PT3H33M2S</meta:editing-duration>
    <meta:editing-cycles>31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50" meta:character-count="263" meta:non-whitespace-character-count="221"/>
  </office:meta>
</office:document-meta>
</file>